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1.27cm" style:auto-text-indent="true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true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tru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/>
    </style:style>
    <style:style style:name="T4" style:family="text">
      <style:text-properties fo:language="uk" fo:country="UA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аница «Обратная связь»</text:p>
      <text:list xml:id="list3349829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Верхняя строка остается та же.</text:p>
                                        </text:list-item>
                                        <text:list-item>
                                          <text:p text:style-name="P3">Нижняя строка остается та же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4">Содержание страницы:</text:p>
      <text:p text:style-name="P5"/>
      <text:p text:style-name="P5">Для связи с нами выберите необходимый контакт:</text:p>
      <text:p text:style-name="P5"/>
      <text:p text:style-name="P5">Вопросы по сайту от покупателей: <text:span text:style-name="T1">customer@</text:span><text:a xlink:type="simple" xlink:href="http://www.e-tut.com.ua/"><text:span text:style-name="T2">e</text:span></text:a><text:a xlink:type="simple" xlink:href="http://www.e-tut.com.ua/"><text:span text:style-name="T3">-</text:span></text:a><text:a xlink:type="simple" xlink:href="http://www.e-tut.com.ua/"><text:span text:style-name="T2">tut</text:span></text:a><text:a xlink:type="simple" xlink:href="http://www.e-tut.com.ua/"><text:span text:style-name="T3">.</text:span></text:a><text:a xlink:type="simple" xlink:href="http://www.e-tut.com.ua/"><text:span text:style-name="T2">com</text:span></text:a><text:a xlink:type="simple" xlink:href="http://www.e-tut.com.ua/"><text:span text:style-name="T3">.</text:span></text:a><text:a xlink:type="simple" xlink:href="http://www.e-tut.com.ua/"><text:span text:style-name="T2">ua</text:span></text:a></text:p>
      <text:p text:style-name="P5"><text:span text:style-name="T1"/></text:p>
      <text:p text:style-name="P6">Вопросы по сайту от продавцов товара: <text:span text:style-name="T1">saller@</text:span><text:a xlink:type="simple" xlink:href="http://www.e-tut.com.ua/"><text:span text:style-name="T2">e</text:span></text:a><text:a xlink:type="simple" xlink:href="http://www.e-tut.com.ua/"><text:span text:style-name="T5">-</text:span></text:a><text:a xlink:type="simple" xlink:href="http://www.e-tut.com.ua/"><text:span text:style-name="T2">tut</text:span></text:a><text:a xlink:type="simple" xlink:href="http://www.e-tut.com.ua/"><text:span text:style-name="T5">.</text:span></text:a><text:a xlink:type="simple" xlink:href="http://www.e-tut.com.ua/"><text:span text:style-name="T2">com</text:span></text:a><text:a xlink:type="simple" xlink:href="http://www.e-tut.com.ua/"><text:span text:style-name="T5">.</text:span></text:a><text:a xlink:type="simple" xlink:href="http://www.e-tut.com.ua/"><text:span text:style-name="T2">ua</text:span></text:a></text:p>
      <text:p text:style-name="P6"><text:span text:style-name="T1"/></text:p>
      <text:p text:style-name="P6">Вопросы по рекламе: <text:span text:style-name="T1">advert@</text:span><text:a xlink:type="simple" xlink:href="http://www.e-tut.com.ua/"><text:span text:style-name="T2">e</text:span></text:a><text:a xlink:type="simple" xlink:href="http://www.e-tut.com.ua/"><text:span text:style-name="T5">-</text:span></text:a><text:a xlink:type="simple" xlink:href="http://www.e-tut.com.ua/"><text:span text:style-name="T2">tut</text:span></text:a><text:a xlink:type="simple" xlink:href="http://www.e-tut.com.ua/"><text:span text:style-name="T5">.</text:span></text:a><text:a xlink:type="simple" xlink:href="http://www.e-tut.com.ua/"><text:span text:style-name="T2">com</text:span></text:a><text:a xlink:type="simple" xlink:href="http://www.e-tut.com.ua/"><text:span text:style-name="T5">.</text:span></text:a><text:a xlink:type="simple" xlink:href="http://www.e-tut.com.ua/"><text:span text:style-name="T2">u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Руслан Куц</meta:initial-creator>
    <meta:creation-date>2010-09-22T13:37:22.34</meta:creation-date>
    <dc:date>2010-09-22T14:46:42.23</dc:date>
    <dc:creator>Руслан Куц</dc:creator>
    <meta:editing-duration>PT01H09M19S</meta:editing-duration>
    <meta:editing-cycles>3</meta:editing-cycles>
    <meta:generator>OpenOffice.org/3.1$Win32 OpenOffice.org_project/310m11$Build-9399</meta:generator>
    <meta:document-statistic meta:table-count="0" meta:image-count="0" meta:object-count="0" meta:page-count="1" meta:paragraph-count="8" meta:word-count="41" meta:character-count="304"/>
  </office:meta>
</office:document-meta>
</file>